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B00000133CB143AF640F80F3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5.202cm" draw:z-index="0"><draw:image xlink:href="Pictures/10000001000003EB00000133CB143AF640F80F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14:46:55.094159675</dc:date>
    <meta:editing-duration>PT10S</meta:editing-duration>
    <meta:editing-cycles>1</meta:editing-cycles>
    <meta:generator>LibreOffice/7.4.6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